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8-03_14-39-49_000.jpg</text:p>
          </table:table-cell>
          <table:table-cell table:style-name="ce23" office:value-type="string">
            <text:p>:bookmemo / 読んだ本 / 『ある日突然、警察に呼び出されたら、どうする・どうなる』 / 著者=石原豊昭、國部徹</text:p>
          </table:table-cell>
          <table:table-cell table:style-name="ce2"/>
          <table:table-cell table:style-name="ce2"/>
          <table:table-cell table:style-name="ce2" office:value-type="string">
            <text:p>N-35-35-28.532409 E-139-34-49.050292</text:p>
          </table:table-cell>
          <table:table-cell table:style-name="ce33" table:formula="of:=IF([.E2]=&quot;&quot;;[.C2];CONCATENATE([.C2];&quot; / &quot;;[.E2]))" office:value-type="string" office:string-value=":bookmemo / 読んだ本 / 『ある日突然、警察に呼び出されたら、どうする・どうなる』 / 著者=石原豊昭、國部徹">
            <text:p>:bookmemo / 読んだ本 / 『ある日突然、警察に呼び出されたら、どうする・どうなる』 / 著者=石原豊昭、國部徹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8-03_15-11-52_000.jpg</text:p>
          </table:table-cell>
          <table:table-cell table:style-name="ce23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8-03_20-06-53_000.jpg</text:p>
          </table:table-cell>
          <table:table-cell table:style-name="ce23" office:value-type="string">
            <text:p>:m music / log / kb / || s.1:genr=et-N,key=A,for=vibrato:C#;A;D;B,tempo=70</text:p>
          </table:table-cell>
          <table:table-cell table:style-name="ce3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4]=&quot;&quot;;[.C4];CONCATENATE([.C4];&quot; / &quot;;[.E4]))" office:value-type="string" office:string-value=":m music / log / kb / || s.1:genr=et-N,key=A,for=vibrato:C#;A;D;B,tempo=70">
            <text:p>:m music / log / kb / || s.1:genr=et-N,key=A,for=vibrato:C#;A;D;B,tempo=7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3_20-38-28_000.jpg</text:p>
          </table:table-cell>
          <table:table-cell table:style-name="ce23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532409 E-139-34-49.105224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3_23-05-15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8-03_23-11-55_000.jpg</text:p>
          </table:table-cell>
          <table:table-cell table:style-name="ce16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32409 E-139-34-49.215087</text:p>
          </table:table-cell>
          <table:table-cell table:style-name="ce33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3_23-16-30_000.jpg</text:p>
          </table:table-cell>
          <table:table-cell table:style-name="ce17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3_23-18-45_000.jpg</text:p>
          </table:table-cell>
          <table:table-cell table:style-name="ce17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3_23-27-41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408813 E-139-34-49.160156</text:p>
          </table:table-cell>
          <table:table-cell table:style-name="ce33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8-03_23-33-03_000.jpg</text:p>
          </table:table-cell>
          <table:table-cell table:style-name="ce23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87341 E-139-34-49.434814</text:p>
          </table:table-cell>
          <table:table-cell table:style-name="ce33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8-03_23-44-50_000.jpg</text:p>
          </table:table-cell>
          <table:table-cell table:style-name="ce23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477478 E-139-34-49.215087</text:p>
          </table:table-cell>
          <table:table-cell table:style-name="ce33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8-03_23-59-21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04943 E-139-34-48.940429</text:p>
          </table:table-cell>
          <table:table-cell table:style-name="ce33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8-04_00-15-09_000.jpg</text:p>
          </table:table-cell>
          <table:table-cell table:style-name="ce20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59875 E-139-34-49.434814</text:p>
          </table:table-cell>
          <table:table-cell table:style-name="ce33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2" office:value-type="string">
            <text:p>2020-08-04_00-40-28_000.jpg</text:p>
          </table:table-cell>
          <table:table-cell table:style-name="ce20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3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8-04_01-03-09_000.jpg</text:p>
          </table:table-cell>
          <table:table-cell table:style-name="ce20" office:value-type="string">
            <text:p>:m 記録 / お酒</text:p>
          </table:table-cell>
          <table:table-cell table:style-name="ce6"/>
          <table:table-cell table:style-name="ce2"/>
          <table:table-cell table:style-name="ce2"/>
          <table:table-cell table:style-name="ce33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8-04_03-41-27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0 E-139-34-49.0</text:p>
          </table:table-cell>
          <table:table-cell table:style-name="ce33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8-04_03-41-35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3" table:formula="of:=IF([.E18]=&quot;&quot;;[.C18];CONCATENATE([.C18];&quot; / &quot;;[.E1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2" office:value-type="string">
            <text:p>2020-08-04_09-52-2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2"/>
          <table:table-cell table:style-name="ce2" office:value-type="string">
            <text:p>N-35-35-28.573608 E-139-34-49.324951</text:p>
          </table:table-cell>
          <table:table-cell table:style-name="ce33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8-03_18-58-05_000.mp4</text:p>
          </table:table-cell>
          <table:table-cell table:style-name="ce6" office:value-type="string">
            <text:p>:VIDEO / @自室 / 記録 / recorder,rc / 演奏、play / r-2020-0803-1 / genr=et-N,key=A,for=vibrato:C#;A;D;B,tempo=70</text:p>
          </table:table-cell>
          <table:table-cell table:style-name="ce15"/>
          <table:table-cell table:style-name="ce2"/>
          <table:table-cell table:style-name="ce2"/>
          <table:table-cell table:style-name="ce33" table:formula="of:=IF([.E20]=&quot;&quot;;[.C20];CONCATENATE([.C20];&quot; / &quot;;[.E20]))" office:value-type="string" office:string-value=":VIDEO / @自室 / 記録 / recorder,rc / 演奏、play / r-2020-0803-1 / genr=et-N,key=A,for=vibrato:C#;A;D;B,tempo=70">
            <text:p>:VIDEO / @自室 / 記録 / recorder,rc / 演奏、play / r-2020-0803-1 / genr=et-N,key=A,for=vibrato:C#;A;D;B,tempo=7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8-03_19-07-46_000.mp4</text:p>
          </table:table-cell>
          <table:table-cell table:style-name="ce6" office:value-type="string">
            <text:p>:VIDEO / @自室 / 記録 / recorder,rc / 演奏、play / r-2020-0803-2 / genr=generate-accomp,key=C#,note=C#-D#-E-F#/1-2-3f-4</text:p>
          </table:table-cell>
          <table:table-cell table:style-name="ce16"/>
          <table:table-cell table:style-name="ce2"/>
          <table:table-cell table:style-name="ce2"/>
          <table:table-cell table:style-name="ce33" table:formula="of:=IF([.E21]=&quot;&quot;;[.C21];CONCATENATE([.C21];&quot; / &quot;;[.E21]))" office:value-type="string" office:string-value=":VIDEO / @自室 / 記録 / recorder,rc / 演奏、play / r-2020-0803-2 / genr=generate-accomp,key=C#,note=C#-D#-E-F#/1-2-3f-4">
            <text:p>:VIDEO / @自室 / 記録 / recorder,rc / 演奏、play / r-2020-0803-2 / genr=generate-accomp,key=C#,note=C#-D#-E-F#/1-2-3f-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8-03_19-12-23_000.avi</text:p>
          </table:table-cell>
          <table:table-cell table:style-name="ce6" office:value-type="string">
            <text:p>:VIDEO / @自室 / 記録 / recorder,rc / 演奏、play / r-2020-0803-3 / genr=accomp,key=C#,note=C#-D#-E-F#/1-2-3f-4,file=2020-08-03_19-07-46_000.mp4</text:p>
          </table:table-cell>
          <table:table-cell table:style-name="ce17"/>
          <table:table-cell table:style-name="ce2"/>
          <table:table-cell table:style-name="ce2"/>
          <table:table-cell table:style-name="ce33" table:formula="of:=IF([.E22]=&quot;&quot;;[.C22];CONCATENATE([.C22];&quot; / &quot;;[.E22]))" office:value-type="string" office:string-value=":VIDEO / @自室 / 記録 / recorder,rc / 演奏、play / r-2020-0803-3 / genr=accomp,key=C#,note=C#-D#-E-F#/1-2-3f-4,file=2020-08-03_19-07-46_000.mp4">
            <text:p>:VIDEO / @自室 / 記録 / recorder,rc / 演奏、play / r-2020-0803-3 / genr=accomp,key=C#,note=C#-D#-E-F#/1-2-3f-4,file=2020-08-03_19-07-46_000.mp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8-03_19-27-14_000.mp4</text:p>
          </table:table-cell>
          <table:table-cell table:style-name="ce6" office:value-type="string">
            <text:p>:VIDEO / @自室 / 記録 / recorder,rc / 演奏、play / r-2020-0803-4 / genr=f-N,key=C#,i.f.=2020-08-03_19-07-46_000.mp4</text:p>
          </table:table-cell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string" office:string-value=":VIDEO / @自室 / 記録 / recorder,rc / 演奏、play / r-2020-0803-4 / genr=f-N,key=C#,i.f.=2020-08-03_19-07-46_000.mp4">
            <text:p>:VIDEO / @自室 / 記録 / recorder,rc / 演奏、play / r-2020-0803-4 / genr=f-N,key=C#,i.f.=2020-08-03_19-07-46_000.mp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8-03_19-31-08_000.mp4</text:p>
          </table:table-cell>
          <table:table-cell table:style-name="ce6" office:value-type="string">
            <text:p>:VIDEO / @自室 / 記録 / recorder,rc / 演奏、play / r-2020-0803-5 / genr=f-N,key=C#,note=3f-2-1-L7f-2</text:p>
          </table:table-cell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string" office:string-value=":VIDEO / @自室 / 記録 / recorder,rc / 演奏、play / r-2020-0803-5 / genr=f-N,key=C#,note=3f-2-1-L7f-2">
            <text:p>:VIDEO / @自室 / 記録 / recorder,rc / 演奏、play / r-2020-0803-5 / genr=f-N,key=C#,note=3f-2-1-L7f-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8-04_10-07-00_000.mp4</text:p>
          </table:table-cell>
          <table:table-cell table:style-name="ce6" office:value-type="string">
            <text:p>:VIDEO / @自宅 / 体操 / ダンス、dance-original / d-2020-0804-1 / id=3:var.n</text:p>
          </table:table-cell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string" office:string-value=":VIDEO / @自宅 / 体操 / ダンス、dance-original / d-2020-0804-1 / id=3:var.n">
            <text:p>:VIDEO / @自宅 / 体操 / ダンス、dance-original / d-2020-0804-1 / id=3:var.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8-04_10-12-32_000.mp4</text:p>
          </table:table-cell>
          <table:table-cell table:style-name="ce6" office:value-type="string">
            <text:p>:VIDEO / @自宅 / 体操 / ダンス、dance-original / d-2020-0804-2 / id=3:var.n</text:p>
          </table:table-cell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string" office:string-value=":VIDEO / @自宅 / 体操 / ダンス、dance-original / d-2020-0804-2 / id=3:var.n">
            <text:p>:VIDEO / @自宅 / 体操 / ダンス、dance-original / d-2020-0804-2 / id=3:var.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8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8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8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2020/08/04</text:date>, <text:time>11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4T11:11:04.79</dc:date>
    <dc:creator>iwabuchi ken</dc:creator>
    <meta:editing-duration>P23DT15H10M47S</meta:editing-duration>
    <meta:editing-cycles>9130</meta:editing-cycles>
    <meta:document-statistic meta:table-count="1" meta:cell-count="478" meta:object-count="0"/>
  </office:meta>
</office:document-meta>
</file>